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微软雅黑" svg:font-family="微软雅黑"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微软雅黑1" svg:font-family="微软雅黑" style:font-family-generic="system" style:font-pitch="variable"/>
    <style:font-face style:name="文泉驿正黑" svg:font-family="文泉驿正黑" style:font-family-generic="system" style:font-pitch="variable"/>
  </office:font-face-decls>
  <office:automatic-styles>
    <style:style style:name="dp1" style:family="drawing-page"/>
    <style:style style:name="gr1" style:family="graphic" style:parent-style-name="standard">
      <style:graphic-properties svg:stroke-color="#000000" draw:fill-color="#728e9a" draw:textarea-horizontal-align="justify" draw:textarea-vertical-align="middle" draw:auto-grow-height="false" fo:min-height="3.241cm" fo:min-width="13.219cm"/>
    </style:style>
    <style:style style:name="gr2" style:family="graphic" style:parent-style-name="standard">
      <style:graphic-properties svg:stroke-color="#000000" draw:fill-color="#660033" draw:textarea-horizontal-align="justify" draw:textarea-vertical-align="middle" draw:auto-grow-height="false" fo:min-height="1.697cm" fo:min-width="3.483cm"/>
    </style:style>
    <style:style style:name="gr3" style:family="graphic" style:parent-style-name="standard">
      <style:graphic-properties draw:fill-color="#660033" draw:textarea-horizontal-align="justify" draw:textarea-vertical-align="middle" draw:auto-grow-height="false" fo:min-height="8.061cm" fo:min-width="8.701cm"/>
    </style:style>
    <style:style style:name="gr4" style:family="graphic" style:parent-style-name="standard">
      <style:graphic-properties draw:fill-color="#336699" draw:textarea-horizontal-align="justify" draw:textarea-vertical-align="middle" draw:auto-grow-height="false" fo:min-height="6.091cm" fo:min-width="6.172cm"/>
    </style:style>
    <style:style style:name="gr5" style:family="graphic" style:parent-style-name="standard">
      <style:graphic-properties svg:stroke-color="#000000" draw:fill-color="#660033" draw:textarea-horizontal-align="justify" draw:textarea-vertical-align="middle" draw:auto-grow-height="false" fo:min-height="1.82cm" fo:min-width="4.677cm"/>
    </style:style>
    <style:style style:name="gr6" style:family="graphic" style:parent-style-name="objectwithoutfill">
      <style:graphic-properties draw:marker-start="Diamond" draw:marker-end="Triangle_20_unfilled" draw:marker-end-width="0.3cm" draw:fill="none" draw:textarea-vertical-align="middle"/>
    </style:style>
    <style:style style:name="gr7" style:family="graphic" style:parent-style-name="standard">
      <style:graphic-properties draw:fill-color="#ff66cc" draw:textarea-horizontal-align="justify" draw:textarea-vertical-align="middle" draw:auto-grow-height="false" fo:min-height="0.522cm" fo:min-width="1.33cm"/>
    </style:style>
    <style:style style:name="gr8" style:family="graphic" style:parent-style-name="standard">
      <style:graphic-properties draw:stroke="none" svg:stroke-color="#000000" draw:fill="none" draw:fill-color="#ffffff" fo:min-height="4.112cm"/>
    </style:style>
    <style:style style:name="gr9" style:family="graphic" style:parent-style-name="objectwithoutfill">
      <style:graphic-properties draw:stroke="dash" draw:stroke-dash="_32__20_Dots_20_1_20_Dash" svg:stroke-width="0.106cm" svg:stroke-color="#0066cc" draw:marker-start="Circle" draw:marker-start-width="0.358cm" draw:marker-end="Circle" draw:marker-end-width="0.358cm" draw:fill="none" draw:textarea-vertical-align="middle" fo:padding-top="0.177cm" fo:padding-bottom="0.177cm" fo:padding-left="0.302cm" fo:padding-right="0.302cm"/>
    </style:style>
    <style:style style:name="gr10" style:family="graphic" style:parent-style-name="standard">
      <style:graphic-properties svg:stroke-color="#00ffff" draw:fill-color="#3399ff" draw:textarea-horizontal-align="justify" draw:textarea-vertical-align="middle" draw:auto-grow-height="false" fo:min-height="0.851cm" fo:min-width="2.928cm" fo:wrap-option="no-wrap"/>
    </style:style>
    <style:style style:name="gr11" style:family="graphic" style:parent-style-name="standard">
      <style:graphic-properties draw:stroke="none" svg:stroke-color="#000000" draw:fill="none" draw:fill-color="#ffffff" draw:textarea-horizontal-align="left" draw:auto-grow-height="true" draw:auto-grow-width="true" fo:min-height="1.068cm" fo:min-width="0.002cm"/>
    </style:style>
    <style:style style:name="gr12" style:family="graphic" style:parent-style-name="standard">
      <style:graphic-properties draw:fill-color="#39474c" draw:opacity="100%" draw:textarea-horizontal-align="justify" draw:textarea-vertical-align="middle" draw:auto-grow-height="false" fo:min-height="5.144cm" fo:min-width="6.389cm"/>
    </style:style>
    <style:style style:name="gr13" style:family="graphic" style:parent-style-name="standard">
      <style:graphic-properties draw:fill-color="#3465a4" draw:textarea-horizontal-align="justify" draw:textarea-vertical-align="middle" draw:auto-grow-height="false" fo:min-height="1.759cm" fo:min-width="3.379cm"/>
    </style:style>
    <style:style style:name="gr14" style:family="graphic" style:parent-style-name="standard">
      <style:graphic-properties draw:stroke="none" svg:stroke-color="#000000" draw:fill="none" draw:fill-color="#ffffff" fo:min-height="0.42cm"/>
    </style:style>
    <style:style style:name="gr15"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660033" draw:textarea-horizontal-align="justify" draw:textarea-vertical-align="middle" draw:auto-grow-height="false" fo:min-height="6.459cm" fo:min-width="7.584cm" fo:padding-top="0.125cm" fo:padding-bottom="0.125cm" fo:padding-left="0.25cm" fo:padding-right="0.25cm" draw:shadow="hidden" draw:shadow-offset-x="0.2cm" draw:shadow-offset-y="0.2cm" draw:shadow-color="#808080"/>
    </style:style>
    <style:style style:name="gr16" style:family="graphic" style:parent-style-name="standard">
      <style:graphic-properties draw:fill-color="#336699" draw:textarea-horizontal-align="justify" draw:textarea-vertical-align="middle" draw:auto-grow-height="false" fo:min-height="5.517cm" fo:min-width="6.728cm"/>
    </style:style>
    <style:style style:name="gr17" style:family="graphic" style:parent-style-name="standard">
      <style:graphic-properties draw:fill-color="#663366" draw:textarea-horizontal-align="justify" draw:textarea-vertical-align="middle" draw:auto-grow-height="false" fo:min-height="1.782cm" fo:min-width="4.749cm"/>
    </style:style>
    <style:style style:name="gr18" style:family="graphic" style:parent-style-name="standard">
      <style:graphic-properties draw:textarea-horizontal-align="justify" draw:textarea-vertical-align="middle" draw:auto-grow-height="false" fo:min-height="0.112cm" fo:min-width="1.012cm"/>
    </style:style>
    <style:style style:name="gr19" style:family="graphic" style:parent-style-name="standard">
      <style:graphic-properties draw:fill-color="#7e0021" draw:textarea-horizontal-align="justify" draw:textarea-vertical-align="middle" draw:auto-grow-height="false" fo:min-height="1.636cm" fo:min-width="3.317cm"/>
    </style:style>
    <style:style style:name="gr20" style:family="graphic" style:parent-style-name="standard">
      <style:graphic-properties draw:fill-color="#7e0021" draw:textarea-horizontal-align="justify" draw:textarea-vertical-align="middle" draw:auto-grow-height="false" fo:min-height="1.48cm" fo:min-width="3.525cm"/>
    </style:style>
    <style:style style:name="gr21" style:family="graphic" style:parent-style-name="objectwithoutfill">
      <style:graphic-properties draw:stroke="dash" draw:stroke-dash="Ultrafine_20_Dashed" svg:stroke-color="#000000" draw:marker-end="Short_20_line_20_Arrow" draw:marker-end-width="0.3cm" draw:fill="none" draw:textarea-vertical-align="middle"/>
    </style:style>
    <style:style style:name="gr22" style:family="graphic" style:parent-style-name="standard">
      <style:graphic-properties draw:fill-color="#3465a4" draw:textarea-horizontal-align="justify" draw:textarea-vertical-align="middle" draw:auto-grow-height="false" fo:min-height="1.635cm" fo:min-width="4.783cm"/>
    </style:style>
    <style:style style:name="gr23" style:family="graphic" style:parent-style-name="standard">
      <style:graphic-properties draw:fill-color="#996699" draw:textarea-horizontal-align="justify" draw:textarea-vertical-align="middle" draw:auto-grow-height="false" fo:min-height="3.826cm" fo:min-width="4.422cm"/>
    </style:style>
    <style:style style:name="gr24" style:family="graphic" style:parent-style-name="standard">
      <style:graphic-properties draw:textarea-horizontal-align="justify" draw:textarea-vertical-align="middle" draw:auto-grow-height="false" fo:min-height="1.525cm" fo:min-width="0cm"/>
    </style:style>
    <style:style style:name="gr25" style:family="graphic" style:parent-style-name="standard">
      <style:graphic-properties draw:textarea-horizontal-align="justify" draw:textarea-vertical-align="middle" draw:auto-grow-height="false" fo:min-height="1.794cm" fo:min-width="0cm"/>
    </style:style>
    <style:style style:name="gr26" style:family="graphic" style:parent-style-name="standard">
      <style:graphic-properties draw:fill-color="#663366" draw:textarea-horizontal-align="justify" draw:textarea-vertical-align="middle" draw:auto-grow-height="false" fo:min-height="0.901cm" fo:min-width="3.395cm"/>
    </style:style>
    <style:style style:name="gr27" style:family="graphic" style:parent-style-name="objectwithoutfill">
      <style:graphic-properties draw:stroke="dash" draw:stroke-dash="Fine_20_Dashed" svg:stroke-color="#661900" draw:marker-end="Arrow" draw:marker-end-width="0.3cm" draw:fill="none" draw:textarea-vertical-align="middle"/>
    </style:style>
    <style:style style:name="gr28" style:family="graphic" style:parent-style-name="objectwithoutfill">
      <style:graphic-properties draw:stroke="solid" draw:stroke-dash="Ultrafine_20_Dashed" draw:marker-start="" draw:marker-end="Arrow" draw:marker-end-width="0.3cm" draw:fill="none" draw:textarea-vertical-align="middle"/>
    </style:style>
    <style:style style:name="gr29" style:family="graphic" style:parent-style-name="objectwithoutfill">
      <style:graphic-properties draw:stroke="dash" draw:stroke-dash="Fine_20_Dashed" draw:marker-end="Short_20_line_20_Arrow" draw:marker-end-width="0.3cm" draw:fill="none" draw:textarea-vertical-align="middle"/>
    </style:style>
    <style:style style:name="gr30" style:family="graphic" style:parent-style-name="objectwithoutfill">
      <style:graphic-properties draw:marker-end="Arrow" draw:marker-end-width="0.3cm" draw:fill="none" draw:textarea-vertical-align="middle"/>
    </style:style>
    <style:style style:name="gr31" style:family="graphic" style:parent-style-name="objectwithoutfill">
      <style:graphic-properties draw:stroke="dash" draw:stroke-dash="Ultrafine_20_Dashed" draw:marker-end="Arrow" draw:marker-end-width="0.3cm" draw:fill="none" draw:textarea-vertical-align="middle"/>
    </style:style>
    <style:style style:name="gr32" style:family="graphic" style:parent-style-name="standard">
      <style:graphic-properties draw:stroke="none" svg:stroke-color="#000000" draw:fill="none" draw:fill-color="#ffffff" fo:min-height="0.975cm"/>
    </style:style>
    <style:style style:name="gr33" style:family="graphic" style:parent-style-name="standard">
      <style:graphic-properties draw:stroke="none" svg:stroke-color="#000000" draw:fill="none" draw:fill-color="#ffffff" fo:min-height="3.503cm"/>
    </style:style>
    <style:style style:name="gr34" style:family="graphic" style:parent-style-name="standard">
      <style:graphic-properties draw:textarea-horizontal-align="justify" draw:textarea-vertical-align="middle" draw:auto-grow-height="false" fo:min-height="1.149cm" fo:min-width="0cm"/>
    </style:style>
    <style:style style:name="gr35" style:family="graphic" style:parent-style-name="standard">
      <style:graphic-properties draw:textarea-horizontal-align="justify" draw:textarea-vertical-align="middle" draw:auto-grow-height="false" fo:min-height="0.112cm" fo:min-width="1.156cm"/>
    </style:style>
    <style:style style:name="gr36" style:family="graphic" style:parent-style-name="standard">
      <style:graphic-properties draw:textarea-horizontal-align="justify" draw:textarea-vertical-align="middle" draw:auto-grow-height="false" fo:min-height="1.171cm" fo:min-width="0cm"/>
    </style:style>
    <style:style style:name="gr37" style:family="graphic" style:parent-style-name="standard">
      <style:graphic-properties draw:stroke="none" svg:stroke-color="#000000" draw:fill="none" draw:fill-color="#ffffff" fo:min-height="1.678cm"/>
    </style:style>
    <style:style style:name="gr38" style:family="graphic" style:parent-style-name="standard">
      <style:graphic-properties draw:stroke="none" svg:stroke-color="#000000" draw:fill="none" draw:fill-color="#ffffff" fo:min-height="0.629cm"/>
    </style:style>
    <style:style style:name="gr39" style:family="graphic" style:parent-style-name="standard">
      <style:graphic-properties draw:stroke="none" svg:stroke-color="#000000" draw:fill="none" draw:fill-color="#ffffff" fo:min-height="4.871cm"/>
    </style:style>
    <style:style style:name="gr40" style:family="graphic" style:parent-style-name="standard">
      <style:graphic-properties draw:stroke="none" svg:stroke-color="#000000" draw:fill="none" draw:fill-color="#ffffff" fo:min-height="2.854cm"/>
    </style:style>
    <style:style style:name="P1" style:family="paragraph">
      <style:paragraph-properties fo:text-align="start"/>
    </style:style>
    <style:style style:name="P2" style:family="paragraph">
      <loext:graphic-properties draw:fill-color="#728e9a"/>
      <style:paragraph-properties fo:text-align="start"/>
      <style:text-properties fo:color="#ffffff" fo:font-size="9pt" style:font-size-asian="9pt" style:font-size-complex="9pt"/>
    </style:style>
    <style:style style:name="P3" style:family="paragraph">
      <loext:graphic-properties draw:fill-color="#660033"/>
      <style:paragraph-properties fo:text-align="center"/>
      <style:text-properties fo:font-size="12pt" style:font-size-asian="12pt" style:font-size-complex="12pt"/>
    </style:style>
    <style:style style:name="P4" style:family="paragraph">
      <loext:graphic-properties draw:fill-color="#660033"/>
      <style:paragraph-properties fo:text-align="start"/>
      <style:text-properties fo:font-size="10.5pt" fo:font-style="italic" style:font-size-asian="10.5pt" style:font-style-asian="italic" style:font-size-complex="10.5pt" style:font-style-complex="italic"/>
    </style:style>
    <style:style style:name="P5" style:family="paragraph">
      <loext:graphic-properties draw:fill-color="#336699"/>
      <style:paragraph-properties fo:text-align="start"/>
      <style:text-properties fo:font-size="10.5pt" fo:font-style="italic" style:font-size-asian="10.5pt" style:font-style-asian="italic" style:font-size-complex="10.5pt" style:font-style-complex="italic"/>
    </style:style>
    <style:style style:name="P6" style:family="paragraph">
      <style:paragraph-properties fo:text-align="center"/>
    </style:style>
    <style:style style:name="P7" style:family="paragraph">
      <loext:graphic-properties draw:fill-color="#660033"/>
      <style:paragraph-properties fo:text-align="center"/>
      <style:text-properties fo:color="#1c1c1c" fo:font-size="12pt" fo:background-color="transparent" style:font-size-asian="12pt" style:font-size-complex="12pt"/>
    </style:style>
    <style:style style:name="P8" style:family="paragraph">
      <loext:graphic-properties draw:fill="none"/>
      <style:paragraph-properties fo:text-align="center"/>
    </style:style>
    <style:style style:name="P9" style:family="paragraph">
      <loext:graphic-properties draw:fill-color="#ff66cc"/>
      <style:paragraph-properties fo:text-align="center"/>
    </style:style>
    <style:style style:name="P10" style:family="paragraph">
      <loext:graphic-properties draw:fill="none" draw:fill-color="#ffffff"/>
    </style:style>
    <style:style style:name="P11" style:family="paragraph">
      <loext:graphic-properties draw:fill-color="#3399ff"/>
      <style:paragraph-properties fo:text-align="center"/>
    </style:style>
    <style:style style:name="P12" style:family="paragraph">
      <loext:graphic-properties draw:fill-color="#39474c" draw:opacity="100%"/>
      <style:paragraph-properties fo:text-align="center"/>
      <style:text-properties fo:color="#333333" fo:font-size="10.5pt" fo:text-shadow="none" fo:font-weight="bold" style:font-size-asian="10.5pt" style:font-weight-asian="bold" style:font-size-complex="10.5pt" style:font-weight-complex="bold"/>
    </style:style>
    <style:style style:name="P13" style:family="paragraph">
      <loext:graphic-properties draw:fill-color="#3465a4"/>
      <style:paragraph-properties fo:text-align="start"/>
      <style:text-properties fo:color="#cccccc"/>
    </style:style>
    <style:style style:name="P14" style:family="paragraph">
      <style:paragraph-properties fo:margin-left="0cm" fo:margin-right="0cm" fo:margin-top="0cm" fo:margin-bottom="0cm" fo:line-height="100%" fo:text-align="start" fo:text-indent="0cm"/>
    </style:style>
    <style:style style:name="P15" style:family="paragraph">
      <loext:graphic-properties draw:fill="solid" draw:fill-color="#660033"/>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0.5pt" fo:font-style="italic" fo:text-shadow="none" style:text-underline-style="none" fo:font-weight="normal" style:letter-kerning="true" style:font-name-asian="微软雅黑1" style:font-size-asian="10.5pt" style:font-style-asian="italic" style:font-weight-asian="normal" style:font-name-complex="Noto Sans Devanagari" style:font-size-complex="10.5pt" style:font-style-complex="italic" style:font-weight-complex="normal" style:text-emphasize="none" style:font-relief="none" style:text-overline-style="none" style:text-overline-color="font-color"/>
    </style:style>
    <style:style style:name="P16" style:family="paragraph">
      <loext:graphic-properties draw:fill-color="#663366"/>
      <style:paragraph-properties fo:text-align="center"/>
    </style:style>
    <style:style style:name="P17" style:family="paragraph">
      <loext:graphic-properties draw:fill-color="#7e0021"/>
      <style:paragraph-properties fo:text-align="start"/>
      <style:text-properties fo:color="#000000"/>
    </style:style>
    <style:style style:name="P18" style:family="paragraph">
      <loext:graphic-properties draw:fill-color="#7e0021"/>
      <style:paragraph-properties fo:text-align="center"/>
    </style:style>
    <style:style style:name="P19" style:family="paragraph">
      <loext:graphic-properties draw:fill-color="#3465a4"/>
      <style:paragraph-properties fo:text-align="start"/>
      <style:text-properties fo:color="#cccccc" fo:font-size="10.5pt" style:font-size-asian="10.5pt" style:font-size-complex="10.5pt"/>
    </style:style>
    <style:style style:name="P20" style:family="paragraph">
      <loext:graphic-properties draw:fill-color="#996699"/>
      <style:paragraph-properties fo:text-align="start"/>
    </style:style>
    <style:style style:name="P21" style:family="paragraph">
      <loext:graphic-properties draw:fill="none" draw:fill-color="#ffffff"/>
      <style:text-properties fo:color="#666666" fo:font-size="10.5pt" style:font-size-asian="10.5pt" style:font-size-complex="10.5pt"/>
    </style:style>
    <style:style style:name="P22" style:family="paragraph">
      <loext:graphic-properties draw:fill="none" draw:fill-color="#ffffff"/>
      <style:text-properties fo:color="#999999" fo:font-size="10.5pt" style:font-size-asian="10.5pt" style:font-size-complex="10.5pt"/>
    </style:style>
    <style:style style:name="P23" style:family="paragraph">
      <loext:graphic-properties draw:fill="none" draw:fill-color="#ffffff"/>
      <style:text-properties fo:font-size="12pt" style:font-size-asian="12pt" style:font-size-complex="12pt"/>
    </style:style>
    <style:style style:name="P24" style:family="paragraph">
      <loext:graphic-properties draw:fill="none" draw:fill-color="#ffffff"/>
      <style:text-properties fo:color="#808080" fo:font-size="10.5pt" fo:background-color="transparent" style:font-size-asian="10.5pt" style:font-size-complex="10.5pt"/>
    </style:style>
    <style:style style:name="T1" style:family="text">
      <style:text-properties fo:font-style="normal" fo:font-weight="bold" fo:background-color="transparent" style:font-style-asian="normal" style:font-weight-asian="bold" style:font-style-complex="normal" style:font-weight-complex="bold"/>
    </style:style>
    <style:style style:name="T2" style:family="text">
      <style:text-properties fo:color="#ffccff" fo:font-size="10.5pt" fo:font-style="normal" fo:background-color="transparent" style:font-size-asian="10.5pt" style:font-style-asian="normal" style:font-size-complex="10.5pt" style:font-style-complex="normal"/>
    </style:style>
    <style:style style:name="T3" style:family="text">
      <style:text-properties fo:color="#ffccff" fo:font-size="10.5pt" fo:font-style="italic" fo:background-color="transparent" style:font-size-asian="10.5pt" style:font-style-asian="italic" style:font-size-complex="10.5pt" style:font-style-complex="italic"/>
    </style:style>
    <style:style style:name="T4" style:family="text">
      <style:text-properties fo:color="#111111" fo:font-size="10.5pt" fo:font-style="italic" fo:background-color="transparent" style:font-size-asian="10.5pt" style:font-style-asian="italic" style:font-size-complex="10.5pt" style:font-style-complex="italic"/>
    </style:style>
    <style:style style:name="T5" style:family="text">
      <style:text-properties fo:color="#dddddd" fo:font-size="10.5pt" fo:font-style="italic" fo:background-color="transparent" style:font-size-asian="10.5pt" style:font-style-asian="italic" style:font-size-complex="10.5pt" style:font-style-complex="italic"/>
    </style:style>
    <style:style style:name="T6" style:family="text">
      <style:text-properties fo:color="#ccccff" style:font-name="微软雅黑" fo:font-size="10.5pt" fo:font-style="normal" fo:background-color="transparent" style:font-size-asian="10.5pt" style:font-style-asian="normal" style:font-size-complex="10.5pt" style:font-style-complex="normal"/>
    </style:style>
    <style:style style:name="T7" style:family="text">
      <style:text-properties fo:color="#b2b2b2" style:font-name="微软雅黑" fo:font-size="10.5pt" fo:font-style="normal" fo:background-color="transparent" style:font-size-asian="10.5pt" style:font-style-asian="normal" style:font-size-complex="10.5pt" style:font-style-complex="normal"/>
    </style:style>
    <style:style style:name="T8" style:family="text">
      <style:text-properties fo:color="#ff0000" style:font-name="微软雅黑" fo:font-size="10.5pt" fo:font-style="normal" style:font-size-asian="10.5pt" style:font-style-asian="normal" style:font-size-complex="10.5pt" style:font-style-complex="normal"/>
    </style:style>
    <style:style style:name="T9" style:family="text">
      <style:text-properties fo:color="#ff33ff" fo:font-size="10.5pt" fo:font-style="normal" fo:text-shadow="1pt 1pt" fo:font-weight="bold" style:font-size-asian="10.5pt" style:font-style-asian="normal" style:font-weight-asian="bold" style:font-size-complex="10.5pt" style:font-style-complex="normal" style:font-weight-complex="bold"/>
    </style:style>
    <style:style style:name="T10" style:family="text">
      <style:text-properties fo:color="#8b00ff" fo:font-size="10.5pt" fo:font-style="normal" fo:text-shadow="1pt 1pt" fo:font-weight="bold" style:font-size-asian="10.5pt" style:font-style-asian="normal" style:font-weight-asian="bold" style:font-size-complex="10.5pt" style:font-style-complex="normal" style:font-weight-complex="bold"/>
    </style:style>
    <style:style style:name="T11" style:family="text">
      <style:text-properties fo:color="#8b00ff" fo:font-size="15pt" fo:font-style="normal" fo:text-shadow="1pt 1pt" style:text-underline-style="none" fo:font-weight="bold" style:font-size-asian="15pt" style:font-style-asian="normal" style:font-weight-asian="bold" style:font-size-complex="15pt" style:font-style-complex="normal" style:font-weight-complex="bold"/>
    </style:style>
    <style:style style:name="T12" style:family="text">
      <style:text-properties fo:font-size="10.5pt" fo:font-style="normal" style:font-size-asian="10.5pt" style:font-style-asian="normal" style:font-size-complex="10.5pt" style:font-style-complex="normal"/>
    </style:style>
    <style:style style:name="T13" style:family="text">
      <style:text-properties fo:color="#000000" style:font-name="微软雅黑" fo:font-size="10.5pt" fo:font-style="normal" style:font-size-asian="10.5pt" style:font-style-asian="normal" style:font-size-complex="10.5pt" style:font-style-complex="normal"/>
    </style:style>
    <style:style style:name="T14" style:family="text">
      <style:text-properties fo:color="#000000" fo:font-size="10.5pt" fo:font-style="normal" style:font-size-asian="10.5pt" style:font-style-asian="normal" style:font-size-complex="10.5pt" style:font-style-complex="normal"/>
    </style:style>
    <style:style style:name="T15" style:family="text">
      <style:text-properties fo:color="#ff00cc" fo:font-size="10.5pt" fo:font-style="normal" style:font-size-asian="10.5pt" style:font-style-asian="normal" style:font-size-complex="10.5pt" style:font-style-complex="normal"/>
    </style:style>
    <style:style style:name="T16" style:family="text">
      <style:text-properties fo:color="#cc99cc" fo:font-size="10.5pt" fo:font-style="normal" style:font-size-asian="10.5pt" style:font-style-asian="normal" style:font-size-complex="10.5pt" style:font-style-complex="normal"/>
    </style:style>
    <style:style style:name="T17" style:family="text">
      <style:text-properties fo:color="#99ff66" fo:font-size="10.5pt" fo:font-style="normal" style:font-size-asian="10.5pt" style:font-style-asian="normal" style:font-size-complex="10.5pt" style:font-style-complex="normal"/>
    </style:style>
    <style:style style:name="T18" style:family="text">
      <style:text-properties fo:color="#9800ff" fo:font-size="15pt" fo:font-style="normal" fo:text-shadow="1pt 1pt" style:text-underline-style="none" fo:font-weight="bold" style:font-size-asian="15pt" style:font-style-asian="normal" style:font-weight-asian="bold" style:font-size-complex="15pt" style:font-style-complex="normal" style:font-weight-complex="bold"/>
    </style:style>
    <style:style style:name="T19" style:family="text">
      <style:text-properties fo:color="#ff0000" style:font-name="微软雅黑" fo:font-size="10.5pt" fo:font-style="normal" fo:background-color="transparent" style:font-size-asian="10.5pt" style:font-style-asian="normal" style:font-size-complex="10.5pt" style:font-style-complex="normal"/>
    </style:style>
    <style:style style:name="T20" style:family="text">
      <style:text-properties fo:color="#ffccff" fo:font-size="12pt" fo:font-style="normal" fo:background-color="transparent" style:font-size-asian="12pt" style:font-style-asian="normal" style:font-size-complex="12pt" style:font-style-complex="normal"/>
    </style:style>
    <style:style style:name="T21" style:family="text">
      <style:text-properties fo:color="#ff3333" fo:font-size="18pt" style:font-size-asian="18pt" style:font-size-complex="18pt"/>
    </style:style>
    <style:style style:name="T22" style:family="text">
      <style:text-properties fo:color="#ff3333" fo:font-size="10.5pt" style:font-size-asian="10.5pt" style:font-size-complex="10.5pt"/>
    </style:style>
    <style:style style:name="T23" style:family="text">
      <style:text-properties fo:color="#000000" fo:font-size="10.5pt" style:font-size-asian="10.5pt" style:font-size-complex="10.5pt"/>
    </style:style>
    <style:style style:name="T24" style:family="text">
      <style:text-properties fo:color="#ff33ff" fo:font-size="10.5pt" fo:text-shadow="none" fo:font-weight="bold" style:font-size-asian="10.5pt" style:font-weight-asian="bold" style:font-size-complex="10.5pt" style:font-weight-complex="bold"/>
    </style:style>
    <style:style style:name="T25" style:family="text">
      <style:text-properties fo:color="#cccccc" fo:font-size="10.5pt" fo:text-shadow="none" fo:font-weight="normal" style:font-size-asian="10.5pt" style:font-weight-asian="normal" style:font-size-complex="10.5pt" style:font-weight-complex="normal"/>
    </style:style>
    <style:style style:name="T26" style:family="text">
      <style:text-properties fo:color="#ff9999" fo:font-size="10.5pt" fo:text-shadow="none" fo:font-weight="normal" style:font-size-asian="10.5pt" style:font-weight-asian="normal" style:font-size-complex="10.5pt" style:font-weight-complex="normal"/>
    </style:style>
    <style:style style:name="T27" style:family="text">
      <style:text-properties fo:color="#cccccc" fo:font-size="10.5pt" style:font-size-asian="10.5pt" style:font-size-complex="10.5pt"/>
    </style:style>
    <style:style style:name="T28" style:family="text">
      <style:text-properties fo:color="#ff3333" fo:font-size="9pt" style:font-size-asian="9pt" style:font-size-complex="9pt"/>
    </style:style>
    <style:style style:name="T29" style:family="text">
      <style:text-properties fo:font-variant="normal" fo:text-transform="none" fo:color="#ff33ff" style:text-outline="false" style:text-line-through-style="none" style:text-line-through-type="none" style:font-name="Liberation Sans" fo:font-size="10.5pt" fo:font-style="normal" fo:text-shadow="1pt 1pt" style:text-underline-style="none" fo:font-weight="bold" style:letter-kerning="true" style:font-name-asian="微软雅黑1" style:font-size-asian="10.5pt" style:font-style-asian="normal" style:font-weight-asian="bold" style:font-name-complex="Noto Sans Devanagari" style:font-size-complex="10.5pt" style:font-style-complex="normal" style:font-weight-complex="bold" style:text-emphasize="none" style:font-relief="none" style:text-overline-style="none" style:text-overline-color="font-color"/>
    </style:style>
    <style:style style:name="T30" style:family="text">
      <style:text-properties fo:font-variant="normal" fo:text-transform="none" fo:color="#8b00ff" style:text-outline="false" style:text-line-through-style="none" style:text-line-through-type="none" style:font-name="Liberation Sans" fo:font-size="10.5pt" fo:font-style="normal" fo:text-shadow="1pt 1pt" style:text-underline-style="none" fo:font-weight="bold" style:letter-kerning="true" style:font-name-asian="微软雅黑1" style:font-size-asian="10.5pt" style:font-style-asian="normal" style:font-weight-asian="bold" style:font-name-complex="Noto Sans Devanagari" style:font-size-complex="10.5pt" style:font-style-complex="normal" style:font-weight-complex="bold" style:text-emphasize="none" style:font-relief="none" style:text-overline-style="none" style:text-overline-color="font-color"/>
    </style:style>
    <style:style style:name="T31" style:family="text">
      <style:text-properties fo:font-variant="normal" fo:text-transform="none" fo:color="#8b00ff" style:text-outline="false" style:text-line-through-style="none" style:text-line-through-type="none" style:font-name="Liberation Sans" fo:font-size="15pt" fo:font-style="normal" fo:text-shadow="1pt 1pt" style:text-underline-style="none" fo:font-weight="bold" style:letter-kerning="true" style:font-name-asian="微软雅黑1" style:font-size-asian="15pt" style:font-style-asian="normal" style:font-weight-asian="bold" style:font-name-complex="Noto Sans Devanagari" style:font-size-complex="15pt" style:font-style-complex="normal" style:font-weight-complex="bold"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微软雅黑1"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ff0000" style:text-outline="false" style:text-line-through-style="none" style:text-line-through-type="none" style:font-name="微软雅黑" fo:font-size="10.5pt" fo:font-style="normal" fo:text-shadow="none" style:text-underline-style="none" fo:font-weight="normal" style:letter-kerning="true" style:font-name-asian="微软雅黑1"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font-name="Liberation Sans" fo:font-size="10.5pt" fo:font-style="normal" fo:text-shadow="none" style:text-underline-style="none" fo:font-weight="normal" style:letter-kerning="true" style:font-name-asian="微软雅黑1"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ff00cc" style:text-outline="false" style:text-line-through-style="none" style:text-line-through-type="none" style:font-name="Liberation Sans" fo:font-size="10.5pt" fo:font-style="normal" fo:text-shadow="none" style:text-underline-style="none" fo:font-weight="normal" style:letter-kerning="true" style:font-name-asian="微软雅黑1"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99ff66" style:text-outline="false" style:text-line-through-style="none" style:text-line-through-type="none" style:font-name="Liberation Sans" fo:font-size="10.5pt" fo:font-style="normal" fo:text-shadow="none" style:text-underline-style="none" fo:font-weight="normal" style:letter-kerning="true" style:font-name-asian="微软雅黑1"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cc99cc" style:text-outline="false" style:text-line-through-style="none" style:text-line-through-type="none" style:font-name="Liberation Sans" fo:font-size="10.5pt" fo:font-style="normal" fo:text-shadow="none" style:text-underline-style="none" fo:font-weight="normal" style:letter-kerning="true" style:font-name-asian="微软雅黑1"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font-name="微软雅黑" fo:font-size="10.5pt" fo:font-style="normal" fo:text-shadow="none" style:text-underline-style="none" fo:font-weight="normal" style:letter-kerning="true" style:font-name-asian="微软雅黑1"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39" style:family="text">
      <style:text-properties fo:color="#0066ff"/>
    </style:style>
    <style:style style:name="T40" style:family="text">
      <style:text-properties fo:font-size="7.5pt" style:font-size-asian="7.5pt" style:font-size-complex="7.5pt"/>
    </style:style>
    <style:style style:name="T41" style:family="text">
      <style:text-properties fo:font-size="10.5pt" style:font-size-asian="10.5pt" style:font-size-complex="10.5pt"/>
    </style:style>
    <style:style style:name="T42" style:family="text">
      <style:text-properties fo:color="#666666" fo:font-size="10.5pt" style:font-size-asian="10.5pt" style:font-size-complex="10.5pt"/>
    </style:style>
    <style:style style:name="T43" style:family="text">
      <style:text-properties fo:color="#999999" fo:font-size="10.5pt" style:font-size-asian="10.5pt" style:font-size-complex="10.5pt"/>
    </style:style>
    <style:style style:name="T44" style:family="text">
      <style:text-properties fo:font-size="12pt" style:font-size-asian="12pt" style:font-size-complex="12pt"/>
    </style:style>
    <style:style style:name="T45" style:family="text">
      <style:text-properties fo:color="#333333" fo:font-size="10.5pt" fo:background-color="transparent" style:font-size-asian="10.5pt" style:font-size-complex="10.5pt"/>
    </style:style>
    <style:style style:name="T46" style:family="text">
      <style:text-properties fo:color="#808080" fo:font-size="10.5pt" fo:background-color="transparen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2" xml:id="id6" draw:id="id6" draw:layer="layout" svg:width="14.095cm" svg:height="3.867cm" svg:x="14.664cm" svg:y="6.01cm">
          <draw:glue-point draw:id="4" svg:x="1.444cm" svg:y="-0.918cm"/>
          <draw:glue-point draw:id="5" svg:x="-3.082cm" svg:y="2.158cm"/>
          <text:p text:style-name="P1"><text:span text:style-name="T1">interface</text:span><text:span text:style-name="T1">：</text:span></text:p>
          <text:p text:style-name="P1"><text:span text:style-name="T2"><text:s text:c="31"/></text:span><text:span text:style-name="T2">Register </text:span></text:p>
          <text:p text:style-name="P1"><text:span text:style-name="T2"><text:s text:c="31"/></text:span><text:span text:style-name="T2">Query</text:span></text:p>
          <text:p text:style-name="P1"><text:span text:style-name="T2"><text:s text:c="31"/></text:span><text:span text:style-name="T2">Unregister </text:span></text:p>
          <text:p text:style-name="P1"><text:span text:style-name="T3"><text:s text:c="26"/></text:span><text:span text:style-name="T4">-------------------------------------------------</text:span></text:p>
          <text:p text:style-name="P1"><text:span text:style-name="T5"><text:tab/></text:span><text:span text:style-name="T5"><text:tab/></text:span><text:span text:style-name="T5"> <text:s text:c="2"/></text:span><text:span text:style-name="T6"><text:s text:c="3"/></text:span><text:span text:style-name="T6">keep_alive();</text:span></text:p>
          <text:p text:style-name="P1"><text:span text:style-name="T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5" draw:id="id5" draw:layer="layout" svg:width="4.193cm" svg:height="2.157cm" svg:x="16.224cm" svg:y="11.397cm">
          <text:p text:style-name="P1"><text:span text:style-name="T8"><text:s text:c="3"/></text:span><text:span text:style-name="T8">4 <text:s/>keep_alive();</text:span></text:p>
          <text:p text:style-name="P1"><text:span text:style-name="T8"><text:s text:c="4"/></text:span><text:span text:style-name="T8">(</text:span><text:span text:style-name="T8">独立线程）</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1" draw:id="id1" draw:layer="layout" svg:width="10.099cm" svg:height="9.209cm" draw:transform="skewX (-0.000174532925199433) rotate (-0.000174532925199667) translate (34.396cm 5.945cm)">
          <text:p text:style-name="P1"><text:span text:style-name="T9"><text:s text:c="32"/></text:span><text:span text:style-name="T10"><text:s/></text:span><text:span text:style-name="T11"><text:s/></text:span></text:p>
          <text:p text:style-name="P1"><text:span text:style-name="T9">Class <text:s/>Service_finder_C</text:span></text:p>
          <text:p text:style-name="P1"><text:span text:style-name="T12">{ <text:s text:c="2"/></text:span></text:p>
          <text:p text:style-name="P1"><text:span text:style-name="T8"><text:s/></text:span><text:span text:style-name="T8">Public:</text:span></text:p>
          <text:p text:style-name="P1"><text:span text:style-name="T8"><text:s text:c="9"/></text:span><text:span text:style-name="T8">Int <text:s text:c="8"/>Register();</text:span></text:p>
          <text:p text:style-name="P1"><text:span text:style-name="T8"><text:s text:c="9"/></text:span><text:span text:style-name="T8">String <text:s text:c="3"/>Query();</text:span></text:p>
          <text:p text:style-name="P1"><text:span text:style-name="T8"><text:s text:c="9"/></text:span><text:span text:style-name="T8">Int <text:s text:c="8"/>keep_alive();</text:span></text:p>
          <text:p text:style-name="P1"><text:span text:style-name="T8"><text:s text:c="9"/></text:span><text:span text:style-name="T8">Int <text:s text:c="8"/>unregister();</text:span></text:p>
          <text:p text:style-name="P1"><text:span text:style-name="T13"><text:s text:c="5"/></text:span><text:span text:style-name="T14"><text:s/></text:span><text:span text:style-name="T14">service_finder(string host_addr); <text:s/></text:span><text:span text:style-name="T12"><text:s text:c="6"/></text:span></text:p>
          <text:p text:style-name="P1"><text:span text:style-name="T12"><text:s text:c="2"/></text:span><text:span text:style-name="T15"><text:s text:c="2"/></text:span><text:span text:style-name="T15">Private;</text:span></text:p>
          <text:p text:style-name="P1"><text:span text:style-name="T16"><text:s text:c="12"/></text:span><text:span text:style-name="T16">connect <text:s text:c="9"/>transport;</text:span></text:p>
          <text:p text:style-name="P1"><text:span text:style-name="T16"><text:s text:c="12"/></text:span><text:span text:style-name="T16">prthread_t <text:s text:c="5"/>keep_alive_tid;</text:span></text:p>
          <text:p text:style-name="P1"><text:span text:style-name="T17"><text:s text:c="11"/></text:span><text:span text:style-name="T17">static void * <text:s text:c="4"/>heartbeat(void*);</text:span></text:p>
          <text:p text:style-name="P1"><text:span text:style-name="T16"><text:s text:c="3"/></text:span><text:span text:style-name="T15"><text:s text:c="17"/></text:span></text:p>
          <text:p text:style-name="P1"><text:span text:style-name="T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7.356cm" svg:height="7.025cm" draw:transform="skewX (-0.000174532925199433) rotate (-0.000174532925199667) translate (27.569cm 16.311cm)">
          <text:p text:style-name="P1"><text:span text:style-name="T9"><text:s text:c="29"/></text:span><text:span text:style-name="T18">Connect_c.h</text:span></text:p>
          <text:p text:style-name="P1"><text:span text:style-name="T9">Class <text:s/>Connect</text:span></text:p>
          <text:p text:style-name="P1"><text:span text:style-name="T12">{ <text:s text:c="2"/></text:span></text:p>
          <text:p text:style-name="P1"><text:span text:style-name="T17"><text:s text:c="6"/></text:span><text:span text:style-name="T17">Public: <text:s/></text:span></text:p>
          <text:p text:style-name="P1"><text:span text:style-name="T17"><text:s text:c="10"/></text:span><text:span text:style-name="T14">connect(char *addr);</text:span></text:p>
          <text:p text:style-name="P1"><text:span text:style-name="T17"><text:s text:c="10"/></text:span><text:span text:style-name="T17">char* <text:s text:c="3"/>send_query(char*);</text:span></text:p>
          <text:p text:style-name="P1"><text:span text:style-name="T17"><text:s text:c="10"/></text:span><text:span text:style-name="T17">Char* <text:s text:c="2"/>recv_response();</text:span></text:p>
          <text:p text:style-name="P1"><text:span text:style-name="T17"><text:s text:c="10"/></text:span><text:span text:style-name="T17">Int <text:s text:c="7"/>get_fd();</text:span></text:p>
          <text:p text:style-name="P1"><text:span text:style-name="T17"><text:s text:c="10"/></text:span></text:p>
          <text:p text:style-name="P1"><text:span text:style-name="T12"><text:s text:c="2"/></text:span><text:span text:style-name="T15"><text:s text:c="2"/></text:span><text:span text:style-name="T15">private:</text:span></text:p>
          <text:p text:style-name="P1"><text:span text:style-name="T15"><text:s text:c="11"/></text:span><text:span text:style-name="T15">Char * host_addr;</text:span></text:p>
          <text:p text:style-name="P1"><text:span text:style-name="T15"><text:s text:c="11"/></text:span><text:span text:style-name="T15">Int <text:s text:c="3"/>sock; </text:span></text:p>
          <text:p text:style-name="P1"><text:span text:style-name="T15"><text:s text:c="11"/></text:span><text:span text:style-name="T15">create_socket(); </text:span></text:p>
          <text:p text:style-name="P1"><text:span text:style-name="T15"><text:s text:c="30"/></text:span></text:p>
          <text:p text:style-name="P1"><text:span text:style-name="T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draw:layer="layout" svg:width="5.399cm" svg:height="2.292cm" svg:x="20.853cm" svg:y="11.466cm">
          <text:p text:style-name="P6"><text:span text:style-name="T19">1 Register();</text:span><text:span text:style-name="T2"> </text:span><text:span text:style-name="T20"><text:s/></text:span><text:span text:style-name="T2"><text:s/></text:span></text:p>
          <text:p text:style-name="P6"><text:span text:style-name="T19"><text:s text:c="3"/></text:span><text:span text:style-name="T19">2 Unregister();</text:span><text:span text:style-name="T2"> <text:s text:c="2"/></text:span></text:p>
          <text:p text:style-name="P6"><text:span text:style-name="T19">3 Query();</text:span><text:span text:style-name="T2"> <text:s text:c="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8" draw:layer="layout" svg:x1="34.379cm" svg:y1="12.683cm" svg:x2="31.564cm" svg:y2="16.311cm">
          <text:p/>
        </draw:line>
        <draw:custom-shape draw:style-name="gr7" draw:text-style-name="P9" draw:layer="layout" svg:width="1.912cm" svg:height="0.854cm" svg:x="19.901cm" svg:y="15.949cm">
          <text:p text:style-name="P6">mute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0" draw:layer="layout" svg:width="11.491cm" svg:height="4.362cm" svg:x="6.391cm" svg:y="17.242cm">
          <draw:text-box>
            <text:p><text:span text:style-name="T21">问题：</text:span></text:p>
            <text:p><text:span text:style-name="T22">1</text:span><text:span text:style-name="T22">： <text:s text:c="3"/>心跳 和 查询 是否共 用一个连接</text:span></text:p>
            <text:p><text:span text:style-name="T22">2</text:span><text:span text:style-name="T22">： 如果用单独的子线程发送心跳包 如果线程异常如何通知主线程</text:span></text:p>
            <text:p><text:span text:style-name="T22"><text:s text:c="7"/></text:span><text:span text:style-name="T22">（</text:span><text:span text:style-name="T22">1</text:span><text:span text:style-name="T22">设置公共变量（轮询），</text:span><text:span text:style-name="T22">2,</text:span><text:span text:style-name="T22">发送信号）</text:span></text:p>
            <text:p><text:span text:style-name="T22"/></text:p>
            <text:p><text:span text:style-name="T23"><text:s/></text:span></text:p>
            <text:p><text:s/></text:p>
          </draw:text-box>
        </draw:frame>
        <draw:line draw:style-name="gr9" draw:text-style-name="P8" draw:layer="layout" svg:x1="20.78cm" svg:y1="19.161cm" svg:x2="20.781cm" svg:y2="26.915cm">
          <text:p/>
        </draw:line>
        <draw:custom-shape draw:style-name="gr10" draw:text-style-name="P11" draw:layer="layout" svg:width="5.248cm" svg:height="1.696cm" svg:x="18.212cm" svg:y="21.732cm">
          <text:p text:style-name="P6">http</text:p>
          <draw:enhanced-geometry svg:viewBox="0 0 21600 21600" draw:text-areas="3000 3320 17110 17330" draw:type="cloud-callout" draw:modifiers="4403.1244046485 43263.641720683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1" draw:text-style-name="P10" draw:layer="layout" svg:width="0.502cm" svg:height="1.318cm" svg:x="59.204cm" svg:y="13.447cm">
          <draw:text-box>
            <text:p/>
          </draw:text-box>
        </draw:frame>
        <draw:custom-shape draw:style-name="gr12" draw:text-style-name="P12" xml:id="id2" draw:id="id2" draw:layer="layout" svg:width="7.301cm" svg:height="5.806cm" svg:x="42.874cm" svg:y="19.954cm">
          <text:p text:style-name="P6"><text:span text:style-name="T24"><text:s text:c="2"/></text:span><text:span text:style-name="T24">Class <text:s/>Pthread_work</text:span></text:p>
          <text:p text:style-name="P1"><text:span text:style-name="T25">{</text:span></text:p>
          <text:p text:style-name="P1"><text:span text:style-name="T26">Public:</text:span></text:p>
          <text:p text:style-name="P1"><text:span text:style-name="T26"><text:s text:c="7"/></text:span><text:span text:style-name="T26">Mutex;</text:span></text:p>
          <text:p text:style-name="P1"><text:span text:style-name="T25"><text:s text:c="7"/></text:span><text:span text:style-name="T25">new_job(void *);</text:span></text:p>
          <text:p text:style-name="P1"><text:span text:style-name="T25"><text:s text:c="7"/></text:span><text:span text:style-name="T25">cancel_job(pid);</text:span></text:p>
          <text:p text:style-name="P1"><text:span text:style-name="T25"><text:s text:c="7"/></text:span><text:span text:style-name="T25">send_signal(); </text:span></text:p>
          <text:p text:style-name="P1"><text:span text:style-name="T25">}</text:span></text:p>
          <draw:enhanced-geometry svg:viewBox="0 0 21600 21600" draw:path-stretchpoint-x="10800" draw:path-stretchpoint-y="10800" draw:text-areas="?f3 ?f4 ?f5 ?f6" draw:type="round-rectangle" draw:modifiers="2626.03312180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3" draw:layer="layout" svg:width="4.095cm" svg:height="2.225cm" svg:x="18.785cm" svg:y="27.058cm">
          <text:p text:style-name="P1"><text:span text:style-name="T27"><text:s/></text:span><text:span text:style-name="T27">Connect_c</text:span></text:p>
          <text:p text:style-name="P1"><text:span text:style-name="T27">While(1)</text:span></text:p>
          <text:p text:style-name="P1"><text:span text:style-name="T27">{</text:span></text:p>
          <text:p text:style-name="P1"><text:span text:style-name="T27"><text:s text:c="8"/></text:span><text:span text:style-name="T27">listen()</text:span></text:p>
          <text:p text:style-name="P1"><text:span text:style-name="T2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0" draw:layer="layout" svg:width="4.116cm" svg:height="0.67cm" svg:x="21.017cm" svg:y="26.272cm">
          <draw:text-box>
            <text:p><text:span text:style-name="T28"><text:s/></text:span><text:span text:style-name="T28">服务端网络</text:span><text:span text:style-name="T28">IO</text:span><text:span text:style-name="T28">模型</text:span><text:span text:style-name="T28">???</text:span></text:p>
          </draw:text-box>
        </draw:frame>
        <draw:custom-shape draw:style-name="gr15" draw:text-style-name="P15" draw:layer="layout" svg:width="8.808cm" svg:height="7.433cm" draw:transform="skewX (-0.000174532925199433) rotate (-0.000174532925199667) translate (39.44cm 37.073cm)">
          <text:p text:style-name="P14"><text:span text:style-name="T29"><text:s text:c="24"/></text:span><text:span text:style-name="T30"><text:s/></text:span></text:p>
          <text:p text:style-name="P14"><text:span text:style-name="T31"/></text:p>
          <text:p text:style-name="P14"><text:span text:style-name="T31"/></text:p>
          <text:p text:style-name="P14"><text:span text:style-name="T31">service_finder_s.h</text:span></text:p>
          <text:p text:style-name="P14"><text:span text:style-name="T29">Class <text:s/>Service_finder_S</text:span></text:p>
          <text:p text:style-name="P14"><text:span text:style-name="T32">{ <text:s text:c="2"/></text:span></text:p>
          <text:p text:style-name="P14"><text:span text:style-name="T33"><text:s/></text:span><text:span text:style-name="T33">Public: <text:s text:c="5"/></text:span></text:p>
          <text:p text:style-name="P14"><text:span text:style-name="T33"><text:s text:c="12"/></text:span><text:span text:style-name="T33">Response():</text:span></text:p>
          <text:p text:style-name="P14"><text:span text:style-name="T33"><text:s text:c="6"/></text:span><text:span text:style-name="T33">static <text:s/>service_test(void);</text:span></text:p>
          <text:p text:style-name="P14"><text:span text:style-name="T34"><text:s text:c="3"/></text:span></text:p>
          <text:p text:style-name="P14"><text:span text:style-name="T32"><text:s text:c="2"/></text:span><text:span text:style-name="T35"><text:s text:c="2"/></text:span><text:span text:style-name="T35">Private;</text:span></text:p>
          <text:p text:style-name="P14"><text:span text:style-name="T35"><text:s text:c="10"/></text:span><text:span text:style-name="T35">Register()</text:span></text:p>
          <text:p text:style-name="P14"><text:span text:style-name="T35"><text:s text:c="10"/></text:span><text:span text:style-name="T35">Unregister()</text:span></text:p>
          <text:p text:style-name="P14"><text:span text:style-name="T35"><text:s text:c="10"/></text:span><text:span text:style-name="T35">query() <text:s/></text:span></text:p>
          <text:p text:style-name="P14"><text:span text:style-name="T35"><text:s text:c="2"/></text:span></text:p>
          <text:p text:style-name="P14"><text:span text:style-name="T33"><text:s text:c="7"/></text:span></text:p>
          <text:p text:style-name="P1"><text:span text:style-name="T36"><text:s text:c="2"/></text:span></text:p>
          <text:p text:style-name="P14"><text:span text:style-name="T35"><text:s text:c="6"/></text:span></text:p>
          <text:p text:style-name="P14"><text:span text:style-name="T37"><text:s text:c="12"/></text:span></text:p>
          <text:p text:style-name="P14"><text:span text:style-name="T37"><text:s text:c="11"/></text:span><text:span text:style-name="T35"><text:s text:c="3"/></text:span></text:p>
          <text:p text:style-name="P14"><text:span text:style-name="T3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5" draw:layer="layout" svg:width="7.852cm" svg:height="6.391cm" draw:transform="skewX (-0.000174532925199433) rotate (-0.000174532925199667) translate (28.702cm 29.72cm)">
          <text:p text:style-name="P1"><text:span text:style-name="T9"><text:s text:c="25"/></text:span><text:span text:style-name="T18">Connect_s.h</text:span></text:p>
          <text:p text:style-name="P1"><text:span text:style-name="T9">Class <text:s/>Connect</text:span></text:p>
          <text:p text:style-name="P1"><text:span text:style-name="T12">{ <text:s text:c="2"/></text:span></text:p>
          <text:p text:style-name="P1"><text:span text:style-name="T17">Public:</text:span></text:p>
          <text:p text:style-name="P1"><text:span text:style-name="T17"><text:s text:c="8"/></text:span><text:span text:style-name="T17">Listen();</text:span></text:p>
          <text:p text:style-name="P1"><text:span text:style-name="T17"><text:s text:c="8"/></text:span><text:span text:style-name="T17">listen_fd;</text:span></text:p>
          <text:p text:style-name="P1"><text:span text:style-name="T17"><text:s text:c="8"/></text:span><text:span text:style-name="T17">create_listen();</text:span></text:p>
          <text:p text:style-name="P1"><text:span text:style-name="T17"><text:s/></text:span></text:p>
          <text:p text:style-name="P1"><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6" draw:layer="layout" svg:width="5.248cm" svg:height="3.251cm" svg:x="18.241cm" svg:y="40.106cm">
          <text:p text:style-name="P6">mysql</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6" draw:layer="layout" svg:width="1.742cm" svg:height="0.814cm" draw:transform="rotate (-0.911934534167038) translate (19.1cm 14.068cm)">
          <text:p/>
          <draw:enhanced-geometry svg:viewBox="0 0 21600 21600" draw:text-areas="0 ?f0 ?f5 ?f2" draw:type="right-arrow" draw:modifiers="15182.8254847645 5996.600566572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7" xml:id="id3" draw:id="id3" draw:layer="layout" svg:width="4.019cm" svg:height="2.088cm" svg:x="10.866cm" svg:y="34.596cm">
          <text:p text:style-name="P1"><text:span text:style-name="T38"><text:s/></text:span><text:span text:style-name="T38">service_test(void)</text:span></text:p>
          <text:p text:style-name="P1"><text:span text:style-name="T38">（服务列表）</text:span></text:p>
          <text:p text:style-name="P1"><text:span text:style-name="T38"/></text:p>
          <text:p text:style-name="P1"><text:span text:style-name="T33"><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8" xml:id="id4" draw:id="id4" draw:layer="layout" svg:width="4.211cm" svg:height="1.916cm" svg:x="18.654cm" svg:y="31.461cm">
          <text:p text:style-name="P6"><text:span text:style-name="T38">Response():</text:span><text:span text:style-name="T39">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8" draw:layer="layout" svg:x1="44.495cm" svg:y1="10.551cm" svg:x2="46.524cm" svg:y2="19.954cm" draw:start-shape="id1" draw:start-glue-point="1" draw:end-shape="id2" draw:end-glue-point="0" svg:d="M44495 10551h2029v9403" svg:viewBox="0 0 2030 9404">
          <text:p/>
        </draw:connector>
        <draw:custom-shape draw:style-name="gr22" draw:text-style-name="P19" draw:layer="layout" svg:width="5.487cm" svg:height="2.089cm" svg:x="18.299cm" svg:y="16.905cm">
          <text:p text:style-name="P1"><text:span text:style-name="T27"><text:s/></text:span></text:p>
          <text:p text:style-name="P1"><text:span text:style-name="T27"><text:s/></text:span><text:span text:style-name="T27">Send_query();</text:span></text:p>
          <text:p text:style-name="P1"><text:span text:style-name="T27"><text:s/></text:span><text:span text:style-name="T27">recv_respo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0" draw:layer="layout" svg:width="5.362cm" svg:height="4.516cm" svg:x="28.8cm" svg:y="40.197cm">
          <text:p text:style-name="P1"><text:span text:style-name="T40">Class database</text:span></text:p>
          <text:p text:style-name="P1"><text:span text:style-name="T40">{</text:span></text:p>
          <text:p text:style-name="P1"><text:span text:style-name="T40"><text:s/></text:span><text:span text:style-name="T40">Public:</text:span></text:p>
          <text:p text:style-name="P1"><text:span text:style-name="T40"><text:s text:c="6"/></text:span><text:span text:style-name="T40">Insert();</text:span></text:p>
          <text:p text:style-name="P1"><text:span text:style-name="T40"><text:s text:c="6"/></text:span><text:span text:style-name="T40">Find();</text:span></text:p>
          <text:p text:style-name="P1"><text:span text:style-name="T40"><text:s text:c="6"/></text:span><text:span text:style-name="T40">Delete();</text:span></text:p>
          <text:p text:style-name="P1"><text:span text:style-name="T40">private:</text:span></text:p>
          <text:p text:style-name="P1"><text:span text:style-name="T40"><text:s text:c="6"/></text:span><text:span text:style-name="T40">init_DB();</text:span></text:p>
          <text:p text:style-name="P1"><text:span text:style-name="T41"><text:s text:c="6"/></text:span></text:p>
          <text:p text:style-name="P1"><text:span text:style-name="T41"><text:s text:c="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6" draw:layer="layout" svg:width="1.062cm" svg:height="2.016cm" svg:x="20.37cm" svg:y="33.888cm">
          <text:p/>
          <draw:enhanced-geometry svg:viewBox="0 0 21600 21600" draw:mirror-horizontal="false" draw:mirror-vertical="false" draw:text-areas="?f0 0 ?f2 ?f5" draw:type="down-arrow" draw:modifiers="15822.7816236627 5974.035747883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6" draw:layer="layout" svg:width="0.769cm" svg:height="2.335cm" draw:transform="rotate (-0.986634626152394) translate (17.563cm 32.8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6" draw:layer="layout" svg:width="4.019cm" svg:height="1.275cm" svg:x="18.916cm" svg:y="36.292cm">
          <text:p text:style-name="P6"><text:s/>mysql接口</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7" draw:text-style-name="P8" draw:layer="layout" draw:line-skew="-1.241cm" svg:x1="10.866cm" svg:y1="35.64cm" svg:x2="18.654cm" svg:y2="32.419cm" draw:start-shape="id3" draw:start-glue-point="3" draw:end-shape="id4" draw:end-glue-point="3" svg:d="M10866 35640h-1743v-3221h9531" svg:viewBox="0 0 9532 3222">
          <text:p/>
        </draw:connector>
        <draw:line draw:style-name="gr28" draw:text-style-name="P8" draw:layer="layout" svg:x1="36.358cm" svg:y1="35.741cm" svg:x2="39.952cm" svg:y2="37.34cm">
          <text:p/>
        </draw:line>
        <draw:line draw:style-name="gr29" draw:text-style-name="P8" draw:layer="layout" svg:x1="44.168cm" svg:y1="36.971cm" svg:x2="46.322cm" svg:y2="26.092cm">
          <text:p/>
        </draw:line>
        <draw:line draw:style-name="gr30" draw:text-style-name="P8" draw:layer="layout" svg:x1="39.367cm" svg:y1="42.409cm" svg:x2="34.264cm" svg:y2="42.447cm">
          <text:p/>
        </draw:line>
        <draw:connector draw:style-name="gr31" draw:text-style-name="P8" draw:layer="layout" draw:line-skew="-1.815cm" svg:x1="16.224cm" svg:y1="12.475cm" svg:x2="14.664cm" svg:y2="7.943cm" draw:start-shape="id5" draw:start-glue-point="3" draw:end-shape="id6" draw:end-glue-point="3" svg:d="M16224 12475h-3877v-4532h2317" svg:viewBox="0 0 3878 4533">
          <text:p/>
        </draw:connector>
        <draw:frame draw:style-name="gr32" draw:text-style-name="P21" draw:layer="layout" svg:width="3.968cm" svg:height="1.225cm" svg:x="10.953cm" svg:y="9.893cm">
          <draw:text-box>
            <text:p><text:span text:style-name="T42">线程异常时</text:span></text:p>
            <text:p><text:span text:style-name="T42">向主线程发送信号</text:span></text:p>
          </draw:text-box>
        </draw:frame>
        <draw:frame draw:style-name="gr32" draw:text-style-name="P21" draw:layer="layout" svg:width="3.968cm" svg:height="1.225cm" svg:x="7.42cm" svg:y="32.93cm">
          <draw:text-box>
            <text:p><text:span text:style-name="T42">服务异常时</text:span></text:p>
            <text:p><text:span text:style-name="T42">向主线程发送信号</text:span></text:p>
          </draw:text-box>
        </draw:frame>
        <draw:frame draw:style-name="gr33" draw:text-style-name="P22" draw:layer="layout" svg:width="6.062cm" svg:height="3.753cm" svg:x="42.838cm" svg:y="4.618cm">
          <draw:text-box>
            <text:p><text:span text:style-name="T43"><text:s/></text:span></text:p>
            <text:p><text:span text:style-name="T43"/></text:p>
            <text:p><text:span text:style-name="T43"/></text:p>
          </draw:text-box>
        </draw:frame>
        <draw:frame draw:style-name="gr11" draw:text-style-name="P10" draw:layer="layout" svg:width="0.502cm" svg:height="1.318cm" svg:x="9.635cm" svg:y="18.874cm">
          <draw:text-box>
            <text:p/>
          </draw:text-box>
        </draw:frame>
        <draw:custom-shape draw:style-name="gr34" draw:text-style-name="P6" draw:layer="layout" svg:width="1.062cm" svg:height="1.588cm" svg:x="20.37cm" svg:y="38.18cm">
          <text:p/>
          <draw:enhanced-geometry svg:viewBox="0 0 21600 21600" draw:text-areas="?f0 0 ?f2 ?f5" draw:type="down-arrow" draw:modifiers="15822.7816236627 5974.035747883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6" draw:layer="layout" svg:width="1.908cm" svg:height="0.814cm" draw:transform="rotate (-2.41379035550816) translate (23.603cm 14.621cm)">
          <text:p/>
          <draw:enhanced-geometry svg:viewBox="0 0 21600 21600" draw:text-areas="0 ?f0 ?f5 ?f2" draw:type="right-arrow" draw:modifiers="15182.8254847645 5996.600566572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6" draw:layer="layout" svg:width="0.907cm" svg:height="1.613cm" svg:x="20.322cm" svg:y="29.577cm">
          <text:p/>
          <draw:enhanced-geometry svg:viewBox="0 0 21600 21600" draw:text-areas="?f0 0 ?f2 ?f5" draw:type="down-arrow" draw:modifiers="15822.7816236627 5974.0357478833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9" draw:layer="layout" svg:width="5.487cm" svg:height="2.089cm" svg:x="27.337cm" svg:y="25.461cm">
          <text:p text:style-name="P1"><text:span text:style-name="T27">Class http</text:span></text:p>
          <text:p text:style-name="P1"><text:span text:style-name="T27"><text:s text:c="3"/></text:span><text:span text:style-name="T27">协议解析 及格式化</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text-style-name="P23" draw:layer="layout" svg:width="3.279cm" svg:height="1.928cm" svg:x="21.616cm" svg:y="33.816cm">
          <draw:text-box>
            <text:p><text:span text:style-name="T44">查询</text:span></text:p>
            <text:p><text:span text:style-name="T44">注册</text:span></text:p>
            <text:p><text:span text:style-name="T44">注销</text:span></text:p>
          </draw:text-box>
        </draw:frame>
        <draw:frame draw:style-name="gr38" draw:text-style-name="P23" draw:layer="layout" svg:width="3.279cm" svg:height="0.879cm" svg:x="15.414cm" svg:y="33.254cm">
          <draw:text-box>
            <text:p><text:span text:style-name="T44">keep—alive</text:span></text:p>
          </draw:text-box>
        </draw:frame>
        <draw:frame draw:style-name="gr37" draw:text-style-name="P23" draw:layer="layout" svg:width="3.279cm" svg:height="1.928cm" svg:x="26.73cm" svg:y="11.679cm">
          <draw:text-box>
            <text:p><text:span text:style-name="T44">查询</text:span></text:p>
            <text:p><text:span text:style-name="T44">注册</text:span></text:p>
            <text:p><text:span text:style-name="T44">注销</text:span></text:p>
          </draw:text-box>
        </draw:frame>
        <draw:frame draw:style-name="gr39" draw:text-style-name="P24" draw:layer="layout" svg:width="8.298cm" svg:height="5.121cm" svg:x="8.443cm" svg:y="13.518cm">
          <draw:text-box>
            <text:p><text:span text:style-name="T45"/></text:p>
            <text:p><text:span text:style-name="T45">提供</text:span><text:span text:style-name="T45">4</text:span><text:span text:style-name="T45">个 操作函数</text:span></text:p>
            <text:p><text:span text:style-name="T45">自己建立并保持</text:span><text:span text:style-name="T45">TCP</text:span><text:span text:style-name="T45">连接</text:span></text:p>
            <text:p><text:span text:style-name="T45">keep_alive </text:span><text:span text:style-name="T45">使用独立线程 定时向服务中心发送心跳包</text:span></text:p>
            <text:p><text:span text:style-name="T45"/></text:p>
            <text:p><text:span text:style-name="T45"/></text:p>
            <text:p><text:span text:style-name="T45"/></text:p>
            <text:p><text:span text:style-name="T46"/></text:p>
            <text:p><text:span text:style-name="T46"><text:s/></text:span></text:p>
          </draw:text-box>
        </draw:frame>
        <draw:frame draw:style-name="gr40" draw:text-style-name="P24" draw:layer="layout" svg:width="8.298cm" svg:height="3.104cm" svg:x="9.107cm" svg:y="27.11cm">
          <draw:text-box>
            <text:p><text:span text:style-name="T45">当有请求时 调用 </text:span><text:span text:style-name="T45">response</text:span><text:span text:style-name="T45">（）</text:span></text:p>
            <text:p><text:span text:style-name="T45">分析</text:span><text:span text:style-name="T45">HTTP</text:span><text:span text:style-name="T45">请求 调用响应处理函数</text:span></text:p>
            <text:p><text:span text:style-name="T45"/></text:p>
            <text:p><text:span text:style-name="T45">keep_alive </text:span><text:span text:style-name="T45">由单独的线程 对服务列表检测 </text:span></text:p>
            <text:p><text:span text:style-name="T45">对超时服务注销</text:span></text:p>
          </draw:text-box>
        </draw:frame>
        <draw:custom-shape draw:style-name="gr22" draw:text-style-name="P19" draw:layer="layout" svg:width="5.487cm" svg:height="2.089cm" svg:x="35.178cm" svg:y="25.388cm">
          <text:p text:style-name="P1"><text:span text:style-name="T27">Class json</text:span></text:p>
          <text:p text:style-name="P1"><text:span text:style-name="T27"><text:s text:c="6"/></text:span><text:span text:style-name="T27">格式化</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微软雅黑" svg:font-family="微软雅黑"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微软雅黑1" svg:font-family="微软雅黑" style:font-family-generic="system" style:font-pitch="variable"/>
    <style:font-face style:name="文泉驿正黑" svg:font-family="文泉驿正黑"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iamond" svg:viewBox="0 0 3000 6000" svg:d="M1500 0l1500 3000-1500 3000-1500-3000z"/>
    <draw:marker draw:name="Short_20_line_20_Arrow" draw:display-name="Short line Arrow" svg:viewBox="0 0 3000 3000" svg:d="M1500 0l1500 2789v211h-114l-1286-2392v2392h-200v-2392l-1286 2392h-114v-211z"/>
    <draw:marker draw:name="Triangle_20_unfilled" draw:display-name="Triangle unfilled" svg:viewBox="0 0 3000 3000" svg:d="M1500 0l1500 3000h-3000zM1500 447l-1176 2353h2353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文泉驿正黑" style:font-size-asian="24pt" style:language-asian="zh" style:country-asian="CN" style:font-name-complex="文泉驿正黑"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30T02:28:25.894031991</meta:creation-date>
    <meta:editing-duration>PT6H37M50S</meta:editing-duration>
    <meta:editing-cycles>35</meta:editing-cycles>
    <meta:generator>LibreOffice/5.2.7.2$Linux_X86_64 LibreOffice_project/20m0$Build-2</meta:generator>
    <dc:date>2018-02-03T15:34:16.627819717</dc:date>
    <meta:document-statistic meta:object-count="45"/>
  </office:meta>
</office:document-meta>
</file>